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officeooo:paragraph-rsid="000ce8ee" style:font-size-asian="12pt" style:font-size-complex="12pt"/>
    </style:style>
    <style:style style:name="P4" style:family="paragraph" style:parent-style-name="Standard">
      <style:text-properties style:font-name="Arial" fo:font-size="12pt" officeooo:paragraph-rsid="00175867" style:font-size-asian="12pt" style:font-size-complex="12pt"/>
    </style:style>
    <style:style style:name="P5" style:family="paragraph" style:parent-style-name="Standard">
      <style:text-properties style:font-name="Arial" fo:font-size="12pt" officeooo:paragraph-rsid="0018348e" style:font-size-asian="12pt" style:font-size-complex="12pt"/>
    </style:style>
    <style:style style:name="P6" style:family="paragraph" style:parent-style-name="Standard">
      <style:text-properties style:font-name="Arial" officeooo:rsid="000ea305" officeooo:paragraph-rsid="000ea305"/>
    </style:style>
    <style:style style:name="P7" style:family="paragraph" style:parent-style-name="Standard">
      <style:text-properties style:font-name="Arial" officeooo:rsid="00129c86" officeooo:paragraph-rsid="00129c86"/>
    </style:style>
    <style:style style:name="P8" style:family="paragraph" style:parent-style-name="Heading_20_1">
      <style:text-properties style:font-name="Arial"/>
    </style:style>
    <style:style style:name="P9" style:family="paragraph" style:parent-style-name="Heading_20_3">
      <style:text-properties style:font-name="Arial" fo:font-size="12pt" style:font-size-asian="12pt" style:font-size-complex="12pt"/>
    </style:style>
    <style:style style:name="T1" style:family="text">
      <style:text-properties officeooo:rsid="000b2596"/>
    </style:style>
    <style:style style:name="T2" style:family="text">
      <style:text-properties officeooo:rsid="000c3da2"/>
    </style:style>
    <style:style style:name="T3" style:family="text">
      <style:text-properties officeooo:rsid="00129c86"/>
    </style:style>
    <style:style style:name="T4" style:family="text">
      <style:text-properties officeooo:rsid="00146d38"/>
    </style:style>
    <style:style style:name="T5" style:family="text">
      <style:text-properties officeooo:rsid="0018348e"/>
    </style:style>
    <style:style style:name="T6" style:family="text">
      <style:text-properties officeooo:rsid="00195d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Dark Side of Morra - Dokumentation</text:h>
      <text:p text:style-name="P6">[Anmerkung: Sollten hier nicht die Arbeitspakete aus dem Backlog / Roadmap stehen?]</text:p>
      <text:p text:style-name="P7">[Anmerkung: es ist nicht ersichtlich welche Arbeitspakete erreicht, und welche nicht erreicht wurden → 2 Listen]</text:p>
      <text:h text:style-name="P9" text:outline-level="3">Vorgenommene Arbeitspakete:</text:h>
      <text:p text:style-name="P1">Versionskontrolle</text:p>
      <text:p text:style-name="P1">Player Controller (Laufen, Springen, Klettern, Schießen, Lebensverwaltung)</text:p>
      <text:p text:style-name="P1">Camera Controller (Automatisches Verfolgen des Spielers)</text:p>
      <text:p text:style-name="P1">Sprite Controller (Animation der Game Objects anhand von Sprite Sheets)</text:p>
      <text:p text:style-name="P1">Level Design (Plattformen, Leitern, Hintergrund)</text:p>
      <text:p text:style-name="P1"><text:span text:style-name="T3">Menüs: </text:span>Startmenü<text:span text:style-name="T3">, </text:span>Pausenbildschirm, Credits</text:p>
      <text:p text:style-name="P1">Lebensanzeige</text:p>
      <text:p text:style-name="P1">Speichern der erreichten Level</text:p>
      <text:p text:style-name="P1">Unterschiedliche Gegnertypen mit individuellen Features</text:p>
      <text:p text:style-name="P1">Bossgegner</text:p>
      <text:p text:style-name="P1">Storytelling (NPCs, Questtexte, geskriptete Events)</text:p>
      <text:p text:style-name="P1">Sprite Sheets und Texturen</text:p>
      <text:p text:style-name="P1"/>
      <text:h text:style-name="P9" text:outline-level="3">Zusätzliche Arbeitspakete:</text:h>
      <text:p text:style-name="P2">Gegner lassen Health Globes fallen<text:line-break/>sich bewegende Plattformen<text:line-break/>Teleportation<text:line-break/>Treppen<text:line-break/>ein <text:span text:style-name="T3">zweites</text:span> Level und ein Bosslevel<text:line-break/><text:span text:style-name="T3">Menü: </text:span>Levelauswahl</text:p>
      <text:p text:style-name="P2"/>
      <text:h text:style-name="P9" text:outline-level="3">Review der Teamarbeit:</text:h>
      <text:p text:style-name="P2">Was hat gut funktioniert?</text:p>
      <text:p text:style-name="P2">- Versionskontrolle</text:p>
      <text:p text:style-name="P2">- <text:span text:style-name="T4">regelmäßige Treffen in der Hochschule, auch ohne Agenda</text:span></text:p>
      <text:p text:style-name="P2"/>
      <text:p text:style-name="P2">Was sollte beim nächsten Mal mehr gemacht werden?</text:p>
      <text:p text:style-name="P2">- mehr direkte Kommunikation via Skype oder Treffen <text:span text:style-name="T6">(jede Woche statt alle zwei)</text:span></text:p>
      <text:p text:style-name="P2">- <text:span text:style-name="T2">mehr Dokumentation / Kommentierung schon beim Schreiben des Codes</text:span></text:p>
      <text:p text:style-name="P2"/>
      <text:p text:style-name="P2">Was sollte beim nächsten Mal anders gemacht werden?</text:p>
      <text:p text:style-name="P2">- <text:span text:style-name="T4">es sollte jeder Projektbeteiligte möglichst immer zu den Meetings kommen</text:span></text:p>
      <text:p text:style-name="P5">- <text:span text:style-name="T5">Commit-Messages bei allen größeren Änderungen angeben</text:span></text:p>
      <text:p text:style-name="P5"><text:span text:style-name="T5">- bevor man eine Datei ändern will diese Sperren und auf neue Updates prüfen, um Änderungen Anderer Personen nicht rückgängig zu machen (Warnmeldungen diesbezüglich nicht ungelesen wegklicken)</text:span></text:p>
      <text:p text:style-name="P2"/>
      <text:p text:style-name="P2"><text:span text:style-name="T2"/></text:p>
      <text:p text:style-name="P2"><text:soft-page-break/>Was sollte man beim nächsten Mal versuchen?</text:p>
      <text:p text:style-name="P3">- <text:span text:style-name="T2">mehr als jeweils nur eine Person den Arbeitspaketen zuweisen (→ mehr Kommunikation, Feedback und Qualität).</text:span></text:p>
      <text:p text:style-name="P3"/>
      <text:p text:style-name="P3">Was sollte man nicht mehr, bzw. deutlich weniger machen?</text:p>
      <text:p text:style-name="P4"><text:span text:style-name="T1">- Prokrastinie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Bent Nürnberg, Robin C. Ladiges,</text:p>
        <text:p text:style-name="Footer">Tanja Blücher, Dennis Nabel,</text:p>
        <text:p text:style-name="Footer">Florian Roepstorf<text:tab/>MS1 Projekt 1: Dokumentation<text:tab/>Seite <text:page-number text:select-page="current">2</text:page-number> 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2:11:35.40</meta:creation-date>
    <dc:date>2013-09-11T12:51:31.626000000</dc:date>
    <meta:editing-duration>PT1H34M50S</meta:editing-duration>
    <meta:editing-cycles>13</meta:editing-cycles>
    <meta:generator>LibreOffice/4.1.0.4$Windows_x86 LibreOffice_project/89ea49ddacd9aa532507cbf852f2bb22b1ace28</meta:generator>
    <meta:document-statistic meta:table-count="0" meta:image-count="0" meta:object-count="0" meta:page-count="2" meta:paragraph-count="36" meta:word-count="264" meta:character-count="1951" meta:non-whitespace-character-count="1723"/>
  </office:meta>
</office:document-meta>
</file>